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4170000032EEE095D31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'JetBrains Mono'" svg:font-family="''JetBrains Mono'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33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13262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a8afbe" style:text-outline="false" style:text-line-through-style="none" style:text-line-through-type="none" style:font-name="'JetBrains Mono'" fo:font-size="11pt" fo:font-style="normal" fo:text-shadow="none" style:text-underline-style="none" fo:font-weight="normal" style:font-size-asian="11pt" style:font-style-asian="normal" style:font-weight-asian="normal" style:font-name-complex="'JetBrains Mono'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13262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b8f73" style:text-outline="false" style:text-line-through-style="none" style:text-line-through-type="none" style:font-name="'JetBrains Mono'" fo:font-size="11pt" fo:font-style="normal" fo:text-shadow="none" style:text-underline-style="none" fo:font-weight="normal" style:font-size-asian="11pt" style:font-style-asian="normal" style:font-weight-asian="normal" style:font-name-complex="'JetBrains Mono'" style:font-size-complex="11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4.5772in" svg:height="8.1831in" svg:x="7.3929in" svg:y="0.3256in">
            <draw:object draw:notify-on-update-of-ranges="Sheet1.AC3:Sheet1.AC5 Sheet1.AB3:Sheet1.AB5 Sheet1.D2:Sheet1.D29 Sheet1.C2:Sheet1.C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ime/s</text:p>
          </table:table-cell>
          <table:table-cell table:style-name="ce1" office:value-type="string" calcext:value-type="string">
            <text:p>thrust/lbf</text:p>
          </table:table-cell>
          <table:table-cell table:style-name="ce1" office:value-type="string" calcext:value-type="string">
            <text:p>time_n</text:p>
          </table:table-cell>
          <table:table-cell table:style-name="ce1" office:value-type="string" calcext:value-type="string">
            <text:p>thrust_n</text:p>
          </table:table-cell>
          <table:table-cell table:style-name="ce2" office:value-type="string" calcext:value-type="string">
            <text:p>thrust/N</text:p>
          </table:table-cell>
          <table:table-cell table:style-name="ce2" office:value-type="string" calcext:value-type="string">
            <text:p>segment impulse/(N*s)</text:p>
          </table:table-cell>
          <table:table-cell table:number-columns-repeated="2"/>
          <table:table-cell table:style-name="ce2" office:value-type="string" calcext:value-type="string">
            <text:p>lbm/kg</text:p>
          </table:table-cell>
          <table:table-cell table:style-name="ce2" office:value-type="float" office:value="0.4535924277" calcext:value-type="float">
            <text:p>0.4535924277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n</text:p>
          </table:table-cell>
          <table:table-cell office:value-type="string" calcext:value-type="string">
            <text:p>yn</text:p>
          </table:table-cell>
          <table:table-cell/>
          <table:table-cell office:value-type="string" calcext:value-type="string">
            <text:p>t/s</text:p>
          </table:table-cell>
          <table:table-cell office:value-type="string" calcext:value-type="string">
            <text:p>F/lbf</text:p>
          </table:table-cell>
          <table:table-cell office:value-type="string" calcext:value-type="string">
            <text:p>W=1</text:p>
          </table:table-cell>
          <table:table-cell/>
          <table:table-cell office:value-type="string" calcext:value-type="string">
            <text:p>Dinv</text:p>
          </table:table-cell>
          <table:table-cell table:number-columns-repeated="3"/>
          <table:table-cell office:value-type="string" calcext:value-type="string">
            <text:p>xn_roundtrip</text:p>
          </table:table-cell>
          <table:table-cell office:value-type="string" calcext:value-type="string">
            <text:p>yn_roundtrip</text:p>
          </table:table-cell>
          <table:table-cell table:number-columns-repeated="997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formula="of:=[.A2]*[.$X$8]+[.B2]*[.$Y$8]+1*[.$Z$8]" office:value-type="float" office:value="0.149952244508118" calcext:value-type="float">
            <text:p>0.149952244508118</text:p>
          </table:table-cell>
          <table:table-cell table:formula="of:=[.A2]*[.$X$9]+[.B2]*[.$Y$9]+1*[.$Z$9]" office:value-type="float" office:value="0.111793611793612" calcext:value-type="float">
            <text:p>0.111793611793612</text:p>
          </table:table-cell>
          <table:table-cell table:style-name="ce3" table:formula="of:=[.B2]*[.$J$3]"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g0</text:p>
          </table:table-cell>
          <table:table-cell table:style-name="ce2" office:value-type="float" office:value="9.80665" calcext:value-type="float">
            <text:p>9.80665</text:p>
          </table:table-cell>
          <table:table-cell table:number-columns-repeated="2"/>
          <table:table-cell office:value-type="string" calcext:value-type="string">
            <text:p>image size</text:p>
          </table:table-cell>
          <table:table-cell office:value-type="float" office:value="1047" calcext:value-type="float">
            <text:p>1047</text:p>
          </table:table-cell>
          <table:table-cell office:value-type="float" office:value="814" calcext:value-type="float">
            <text:p>814</text:p>
          </table:table-cell>
          <table:table-cell table:number-columns-repeated="1011"/>
        </table:table-row>
        <table:table-row table:style-name="ro1"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7753" calcext:value-type="float">
            <text:p>7753</text:p>
          </table:table-cell>
          <table:table-cell table:formula="of:=[.A3]*[.$X$8]+[.B3]*[.$Y$8]+1*[.$Z$8]" office:value-type="float" office:value="0.156101241642789" calcext:value-type="float">
            <text:p>0.156101241642789</text:p>
          </table:table-cell>
          <table:table-cell table:formula="of:=[.A3]*[.$X$9]+[.B3]*[.$Y$9]+1*[.$Z$9]" office:value-type="float" office:value="0.780382063882064" calcext:value-type="float">
            <text:p>0.780382063882064</text:p>
          </table:table-cell>
          <table:table-cell table:style-name="ce3" table:formula="of:=[.B3]*[.$J$3]" office:value-type="float" office:value="34487.066569293" calcext:value-type="float">
            <text:p>34487.066569293</text:p>
          </table:table-cell>
          <table:table-cell table:style-name="ce3" table:formula="of:=([.A3]-[.A2])*([.E3]+[.E2])/2" office:value-type="float" office:value="6380.10731531921" calcext:value-type="float">
            <text:p>6380.10731531921</text:p>
          </table:table-cell>
          <table:table-cell table:number-columns-repeated="2"/>
          <table:table-cell table:style-name="ce2" office:value-type="string" calcext:value-type="string">
            <text:p>N/lbf</text:p>
          </table:table-cell>
          <table:table-cell table:style-name="ce3" table:formula="of:=[.J2]*[.J1]" office:value-type="float" office:value="4.448222181" calcext:value-type="float">
            <text:p>4.448222181</text:p>
          </table:table-cell>
          <table:table-cell table:number-columns-repeated="2"/>
          <table:table-cell office:value-type="string" calcext:value-type="string">
            <text:p>pix coodrs</text:p>
          </table:table-cell>
          <table:table-cell office:value-type="float" office:value="157" calcext:value-type="float">
            <text:p>1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rmal coords</text:p>
          </table:table-cell>
          <table:table-cell table:formula="of:=[.N3]/[.$N$2]" office:value-type="float" office:value="0.149952244508118" calcext:value-type="float">
            <text:p>0.149952244508118</text:p>
          </table:table-cell>
          <table:table-cell table:formula="of:=1-([.O3]/[.$O$2])" office:value-type="float" office:value="0.974201474201474" calcext:value-type="float">
            <text:p>0.974201474201474</text:p>
          </table:table-cell>
          <table:table-cell office:value-type="string" calcext:value-type="string">
            <text:p>data coords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/>
          <table:table-cell table:number-matrix-columns-spanned="3" table:number-matrix-rows-spanned="3" table:formula="of:=MINVERSE([.T3:.V5])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T3]*[.$X$8]+[.U3]*[.$Y$8]+1*[.$Z$8]" office:value-type="float" office:value="0.149952244508118" calcext:value-type="float">
            <text:p>0.149952244508118</text:p>
          </table:table-cell>
          <table:table-cell table:formula="of:=[.T3]*[.$X$9]+[.U3]*[.$Y$9]+1*[.$Z$9]" office:value-type="float" office:value="0.974201474201474" calcext:value-type="float">
            <text:p>0.974201474201474</text:p>
          </table:table-cell>
          <table:table-cell table:number-columns-repeated="997"/>
        </table:table-row>
        <table:table-row table:style-name="ro1">
          <table:table-cell table:style-name="ce1" office:value-type="float" office:value="1.87" calcext:value-type="float">
            <text:p>1.87</text:p>
          </table:table-cell>
          <table:table-cell table:style-name="ce1" office:value-type="float" office:value="7997" calcext:value-type="float">
            <text:p>7997</text:p>
          </table:table-cell>
          <table:table-cell table:formula="of:=[.A4]*[.$X$8]+[.B4]*[.$Y$8]+1*[.$Z$8]" office:value-type="float" office:value="0.181029608404967" calcext:value-type="float">
            <text:p>0.181029608404967</text:p>
          </table:table-cell>
          <table:table-cell table:formula="of:=[.A4]*[.$X$9]+[.B4]*[.$Y$9]+1*[.$Z$9]" office:value-type="float" office:value="0.801277395577396" calcext:value-type="float">
            <text:p>0.801277395577396</text:p>
          </table:table-cell>
          <table:table-cell table:style-name="ce3" table:formula="of:=[.B4]*[.$J$3]" office:value-type="float" office:value="35572.432781457" calcext:value-type="float">
            <text:p>35572.432781457</text:p>
          </table:table-cell>
          <table:table-cell table:style-name="ce3" table:formula="of:=([.A4]-[.A3])*([.E4]+[.E3])/2" office:value-type="float" office:value="52544.6245130625" calcext:value-type="float">
            <text:p>52544.6245130625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723" calcext:value-type="float">
            <text:p>723</text:p>
          </table:table-cell>
          <table:table-cell/>
          <table:table-cell table:formula="of:=[.N4]/[.$N$2]" office:value-type="float" office:value="0.149952244508118" calcext:value-type="float">
            <text:p>0.149952244508118</text:p>
          </table:table-cell>
          <table:table-cell table:formula="of:=1-([.O4]/[.$O$2])" office:value-type="float" office:value="0.111793611793612" calcext:value-type="float">
            <text:p>0.1117936117936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4]*[.$X$8]+[.U4]*[.$Y$8]+1*[.$Z$8]" office:value-type="float" office:value="0.149952244508118" calcext:value-type="float">
            <text:p>0.149952244508118</text:p>
          </table:table-cell>
          <table:table-cell table:formula="of:=[.T4]*[.$X$9]+[.U4]*[.$Y$9]+1*[.$Z$9]" office:value-type="float" office:value="0.111793611793612" calcext:value-type="float">
            <text:p>0.111793611793612</text:p>
          </table:table-cell>
          <table:table-cell table:number-columns-repeated="997"/>
        </table:table-row>
        <table:table-row table:style-name="ro1"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8370" calcext:value-type="float">
            <text:p>8370</text:p>
          </table:table-cell>
          <table:table-cell table:formula="of:=[.A5]*[.$X$8]+[.B5]*[.$Y$8]+1*[.$Z$8]" office:value-type="float" office:value="0.224737344794651" calcext:value-type="float">
            <text:p>0.224737344794651</text:p>
          </table:table-cell>
          <table:table-cell table:formula="of:=[.A5]*[.$X$9]+[.B5]*[.$Y$9]+1*[.$Z$9]" office:value-type="float" office:value="0.833186732186732" calcext:value-type="float">
            <text:p>0.833186732186732</text:p>
          </table:table-cell>
          <table:table-cell table:style-name="ce3" table:formula="of:=[.B5]*[.$J$3]" office:value-type="float" office:value="37231.61965497" calcext:value-type="float">
            <text:p>37231.61965497</text:p>
          </table:table-cell>
          <table:table-cell table:style-name="ce3" table:formula="of:=([.A5]-[.A4])*([.E5]+[.E4])/2" office:value-type="float" office:value="95737.3289539015" calcext:value-type="float">
            <text:p>95737.3289539015</text:p>
          </table:table-cell>
          <table:table-cell table:number-columns-repeated="2"/>
          <table:table-cell table:style-name="ce2" office:value-type="string" calcext:value-type="string">
            <text:p>propellant mass/kg</text:p>
          </table:table-cell>
          <table:table-cell table:number-columns-repeated="4"/>
          <table:table-cell office:value-type="float" office:value="1027" calcext:value-type="float">
            <text:p>1027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[.N5]/[.$N$2]" office:value-type="float" office:value="0.980897803247373" calcext:value-type="float">
            <text:p>0.980897803247373</text:p>
          </table:table-cell>
          <table:table-cell table:formula="of:=1-([.O5]/[.$O$2])" office:value-type="float" office:value="0.106879606879607" calcext:value-type="float">
            <text:p>0.1068796068796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5]*[.$X$8]+[.U5]*[.$Y$8]+1*[.$Z$8]" office:value-type="float" office:value="0.980897803247374" calcext:value-type="float">
            <text:p>0.980897803247374</text:p>
          </table:table-cell>
          <table:table-cell table:formula="of:=[.T5]*[.$X$9]+[.U5]*[.$Y$9]+1*[.$Z$9]" office:value-type="float" office:value="0.106879606879607" calcext:value-type="float">
            <text:p>0.106879606879607</text:p>
          </table:table-cell>
          <table:table-cell table:number-columns-repeated="997"/>
        </table:table-row>
        <table:table-row table:style-name="ro1"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8766" calcext:value-type="float">
            <text:p>8766</text:p>
          </table:table-cell>
          <table:table-cell table:formula="of:=[.A6]*[.$X$8]+[.B6]*[.$Y$8]+1*[.$Z$8]" office:value-type="float" office:value="0.274594078319007" calcext:value-type="float">
            <text:p>0.274594078319007</text:p>
          </table:table-cell>
          <table:table-cell table:formula="of:=[.A6]*[.$X$9]+[.B6]*[.$Y$9]+1*[.$Z$9]" office:value-type="float" office:value="0.867043243243243" calcext:value-type="float">
            <text:p>0.867043243243243</text:p>
          </table:table-cell>
          <table:table-cell table:style-name="ce3" table:formula="of:=[.B6]*[.$J$3]" office:value-type="float" office:value="38993.115638646" calcext:value-type="float">
            <text:p>38993.115638646</text:p>
          </table:table-cell>
          <table:table-cell table:style-name="ce3" table:formula="of:=([.A6]-[.A5])*([.E6]+[.E5])/2" office:value-type="float" office:value="114337.102940424" calcext:value-type="float">
            <text:p>114337.102940424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894" calcext:value-type="float">
            <text:p>8894</text:p>
          </table:table-cell>
          <table:table-cell table:formula="of:=[.A7]*[.$X$8]+[.B7]*[.$Y$8]+1*[.$Z$8]" office:value-type="float" office:value="0.316141356255969" calcext:value-type="float">
            <text:p>0.316141356255969</text:p>
          </table:table-cell>
          <table:table-cell table:formula="of:=[.A7]*[.$X$9]+[.B7]*[.$Y$9]+1*[.$Z$9]" office:value-type="float" office:value="0.877836363636364" calcext:value-type="float">
            <text:p>0.877836363636364</text:p>
          </table:table-cell>
          <table:table-cell table:style-name="ce3" table:formula="of:=[.B7]*[.$J$3]" office:value-type="float" office:value="39562.488077814" calcext:value-type="float">
            <text:p>39562.488077814</text:p>
          </table:table-cell>
          <table:table-cell table:style-name="ce3" table:formula="of:=([.A7]-[.A6])*([.E7]+[.E6])/2" office:value-type="float" office:value="98194.504645575" calcext:value-type="float">
            <text:p>98194.504645575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223" calcext:value-type="float">
            <text:p>223</text:p>
          </table:table-cell>
          <table:table-cell table:number-columns-repeated="8"/>
          <table:table-cell office:value-type="string" calcext:value-type="string">
            <text:p>Mdn</text:p>
          </table:table-cell>
          <table:table-cell table:number-columns-repeated="1002"/>
        </table:table-row>
        <table:table-row table:style-name="ro1"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8975" calcext:value-type="float">
            <text:p>8975</text:p>
          </table:table-cell>
          <table:table-cell table:formula="of:=[.A8]*[.$X$8]+[.B8]*[.$Y$8]+1*[.$Z$8]" office:value-type="float" office:value="0.366496657115568" calcext:value-type="float">
            <text:p>0.366496657115568</text:p>
          </table:table-cell>
          <table:table-cell table:formula="of:=[.A8]*[.$X$9]+[.B8]*[.$Y$9]+1*[.$Z$9]" office:value-type="float" office:value="0.884524078624079" calcext:value-type="float">
            <text:p>0.884524078624079</text:p>
          </table:table-cell>
          <table:table-cell table:style-name="ce3" table:formula="of:=[.B8]*[.$J$3]" office:value-type="float" office:value="39922.794074475" calcext:value-type="float">
            <text:p>39922.794074475</text:p>
          </table:table-cell>
          <table:table-cell table:style-name="ce3" table:formula="of:=([.A8]-[.A7])*([.E8]+[.E7])/2" office:value-type="float" office:value="120420.202460718" calcext:value-type="float">
            <text:p>120420.202460718</text:p>
          </table:table-cell>
          <table:table-cell table:number-columns-repeated="7"/>
          <table:table-cell office:value-type="float" office:value="1027" calcext:value-type="float">
            <text:p>1027</text:p>
          </table:table-cell>
          <table:table-cell office:value-type="float" office:value="727" calcext:value-type="float">
            <text:p>727</text:p>
          </table:table-cell>
          <table:table-cell table:number-columns-repeated="7"/>
          <table:table-cell office:value-type="string" calcext:value-type="string">
            <text:p>a,b,c</text:p>
          </table:table-cell>
          <table:table-cell table:number-matrix-columns-spanned="3" table:number-matrix-rows-spanned="1" table:formula="of:=TRANSPOSE(MMULT([.X3:.Z5];[.Q3:.Q5]))" office:value-type="float" office:value="0.0166189111747851" calcext:value-type="float">
            <text:p>0.0166189111747851</text:p>
          </table:table-cell>
          <table:table-cell office:value-type="float" office:value="0" calcext:value-type="float">
            <text:p>0</text:p>
          </table:table-cell>
          <table:table-cell office:value-type="float" office:value="0.149952244508118" calcext:value-type="float">
            <text:p>0.149952244508118</text:p>
          </table:table-cell>
          <table:table-cell table:number-columns-repeated="1000"/>
        </table:table-row>
        <table:table-row table:style-name="ro1">
          <table:table-cell table:style-name="ce1" office:value-type="float" office:value="15.71" calcext:value-type="float">
            <text:p>15.71</text:p>
          </table:table-cell>
          <table:table-cell table:style-name="ce1" office:value-type="float" office:value="9278" calcext:value-type="float">
            <text:p>9278</text:p>
          </table:table-cell>
          <table:table-cell table:formula="of:=[.A9]*[.$X$8]+[.B9]*[.$Y$8]+1*[.$Z$8]" office:value-type="float" office:value="0.411035339063992" calcext:value-type="float">
            <text:p>0.411035339063992</text:p>
          </table:table-cell>
          <table:table-cell table:formula="of:=[.A9]*[.$X$9]+[.B9]*[.$Y$9]+1*[.$Z$9]" office:value-type="float" office:value="0.910391646191646" calcext:value-type="float">
            <text:p>0.910391646191646</text:p>
          </table:table-cell>
          <table:table-cell table:style-name="ce3" table:formula="of:=[.B9]*[.$J$3]" office:value-type="float" office:value="41270.605395318" calcext:value-type="float">
            <text:p>41270.605395318</text:p>
          </table:table-cell>
          <table:table-cell table:style-name="ce3" table:formula="of:=([.A9]-[.A8])*([.E9]+[.E8])/2" office:value-type="float" office:value="108799.155289523" calcext:value-type="float">
            <text:p>108799.155289523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d,e,f</text:p>
          </table:table-cell>
          <table:table-cell table:number-matrix-columns-spanned="3" table:number-matrix-rows-spanned="1" table:formula="of:=TRANSPOSE(MMULT([.X3:.Z5];[.R3:.R5]))" office:value-type="float" office:value="-0.000098280098280099" calcext:value-type="float">
            <text:p>-9.8280098280099E-05</text:p>
          </table:table-cell>
          <table:table-cell office:value-type="float" office:value="0.0000862407862407862" calcext:value-type="float">
            <text:p>8.62407862407862E-05</text:p>
          </table:table-cell>
          <table:table-cell office:value-type="float" office:value="0.111793611793612" calcext:value-type="float">
            <text:p>0.111793611793612</text:p>
          </table:table-cell>
          <table:table-cell table:number-columns-repeated="1000"/>
        </table:table-row>
        <table:table-row table:style-name="ro1">
          <table:table-cell table:style-name="ce1" office:value-type="float" office:value="18.24" calcext:value-type="float">
            <text:p>18.24</text:p>
          </table:table-cell>
          <table:table-cell table:style-name="ce1" office:value-type="float" office:value="9650" calcext:value-type="float">
            <text:p>9650</text:p>
          </table:table-cell>
          <table:table-cell table:formula="of:=[.A10]*[.$X$8]+[.B10]*[.$Y$8]+1*[.$Z$8]" office:value-type="float" office:value="0.453081184336199" calcext:value-type="float">
            <text:p>0.453081184336199</text:p>
          </table:table-cell>
          <table:table-cell table:formula="of:=[.A10]*[.$X$9]+[.B10]*[.$Y$9]+1*[.$Z$9]" office:value-type="float" office:value="0.94222457002457" calcext:value-type="float">
            <text:p>0.94222457002457</text:p>
          </table:table-cell>
          <table:table-cell table:style-name="ce3" table:formula="of:=[.B10]*[.$J$3]" office:value-type="float" office:value="42925.34404665" calcext:value-type="float">
            <text:p>42925.34404665</text:p>
          </table:table-cell>
          <table:table-cell table:style-name="ce3" table:formula="of:=([.A10]-[.A9])*([.E10]+[.E9])/2" office:value-type="float" office:value="106507.876044089" calcext:value-type="float">
            <text:p>106507.876044089</text:p>
          </table:table-cell>
          <table:table-cell table:number-columns-repeated="16"/>
          <table:table-cell office:value-type="string" calcext:value-type="string">
            <text:p>0,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755" calcext:value-type="float">
            <text:p>9755</text:p>
          </table:table-cell>
          <table:table-cell table:formula="of:=[.A11]*[.$X$8]+[.B11]*[.$Y$8]+1*[.$Z$8]" office:value-type="float" office:value="0.482330468003821" calcext:value-type="float">
            <text:p>0.482330468003821</text:p>
          </table:table-cell>
          <table:table-cell table:formula="of:=[.A11]*[.$X$9]+[.B11]*[.$Y$9]+1*[.$Z$9]" office:value-type="float" office:value="0.95110687960688" calcext:value-type="float">
            <text:p>0.95110687960688</text:p>
          </table:table-cell>
          <table:table-cell table:style-name="ce3" table:formula="of:=[.B11]*[.$J$3]" office:value-type="float" office:value="43392.407375655" calcext:value-type="float">
            <text:p>43392.407375655</text:p>
          </table:table-cell>
          <table:table-cell table:style-name="ce3" table:formula="of:=([.A11]-[.A10])*([.E11]+[.E10])/2" office:value-type="float" office:value="75959.6212516285" calcext:value-type="float">
            <text:p>75959.6212516285</text:p>
          </table:table-cell>
          <table:table-cell table:number-columns-repeated="1020"/>
        </table:table-row>
        <table:table-row table:style-name="ro1">
          <table:table-cell table:style-name="ce1" office:value-type="float" office:value="23.59" calcext:value-type="float">
            <text:p>23.59</text:p>
          </table:table-cell>
          <table:table-cell table:style-name="ce1" office:value-type="float" office:value="9813" calcext:value-type="float">
            <text:p>9813</text:p>
          </table:table-cell>
          <table:table-cell table:formula="of:=[.A12]*[.$X$8]+[.B12]*[.$Y$8]+1*[.$Z$8]" office:value-type="float" office:value="0.541992359121299" calcext:value-type="float">
            <text:p>0.541992359121299</text:p>
          </table:table-cell>
          <table:table-cell table:formula="of:=[.A12]*[.$X$9]+[.B12]*[.$Y$9]+1*[.$Z$9]" office:value-type="float" office:value="0.95575601965602" calcext:value-type="float">
            <text:p>0.95575601965602</text:p>
          </table:table-cell>
          <table:table-cell table:style-name="ce3" table:formula="of:=[.B12]*[.$J$3]" office:value-type="float" office:value="43650.404262153" calcext:value-type="float">
            <text:p>43650.404262153</text:p>
          </table:table-cell>
          <table:table-cell table:style-name="ce3" table:formula="of:=([.A12]-[.A11])*([.E12]+[.E11])/2" office:value-type="float" office:value="156241.846889865" calcext:value-type="float">
            <text:p>156241.846889865</text:p>
          </table:table-cell>
          <table:table-cell table:number-columns-repeated="1020"/>
        </table:table-row>
        <table:table-row table:style-name="ro1">
          <table:table-cell table:style-name="ce1" office:value-type="float" office:value="26.78" calcext:value-type="float">
            <text:p>26.78</text:p>
          </table:table-cell>
          <table:table-cell table:style-name="ce1" office:value-type="float" office:value="9837" calcext:value-type="float">
            <text:p>9837</text:p>
          </table:table-cell>
          <table:table-cell table:formula="of:=[.A13]*[.$X$8]+[.B13]*[.$Y$8]+1*[.$Z$8]" office:value-type="float" office:value="0.595006685768864" calcext:value-type="float">
            <text:p>0.595006685768864</text:p>
          </table:table-cell>
          <table:table-cell table:formula="of:=[.A13]*[.$X$9]+[.B13]*[.$Y$9]+1*[.$Z$9]" office:value-type="float" office:value="0.957512285012285" calcext:value-type="float">
            <text:p>0.957512285012285</text:p>
          </table:table-cell>
          <table:table-cell table:style-name="ce3" table:formula="of:=[.B13]*[.$J$3]" office:value-type="float" office:value="43757.161594497" calcext:value-type="float">
            <text:p>43757.161594497</text:p>
          </table:table-cell>
          <table:table-cell table:style-name="ce3" table:formula="of:=([.A13]-[.A12])*([.E13]+[.E12])/2" office:value-type="float" office:value="139415.067541357" calcext:value-type="float">
            <text:p>139415.067541357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9813" calcext:value-type="float">
            <text:p>9813</text:p>
          </table:table-cell>
          <table:table-cell table:formula="of:=[.A14]*[.$X$8]+[.B14]*[.$Y$8]+1*[.$Z$8]" office:value-type="float" office:value="0.648519579751672" calcext:value-type="float">
            <text:p>0.648519579751672</text:p>
          </table:table-cell>
          <table:table-cell table:formula="of:=[.A14]*[.$X$9]+[.B14]*[.$Y$9]+1*[.$Z$9]" office:value-type="float" office:value="0.955126044226044" calcext:value-type="float">
            <text:p>0.955126044226044</text:p>
          </table:table-cell>
          <table:table-cell table:style-name="ce3" table:formula="of:=[.B14]*[.$J$3]" office:value-type="float" office:value="43650.404262153" calcext:value-type="float">
            <text:p>43650.404262153</text:p>
          </table:table-cell>
          <table:table-cell table:style-name="ce3" table:formula="of:=([.A14]-[.A13])*([.E14]+[.E13])/2" office:value-type="float" office:value="140726.181029206" calcext:value-type="float">
            <text:p>140726.181029206</text:p>
          </table:table-cell>
          <table:table-cell table:number-columns-repeated="1020"/>
        </table:table-row>
        <table:table-row table:style-name="ro1">
          <table:table-cell table:style-name="ce1" office:value-type="float" office:value="33.53" calcext:value-type="float">
            <text:p>33.53</text:p>
          </table:table-cell>
          <table:table-cell table:style-name="ce1" office:value-type="float" office:value="9708" calcext:value-type="float">
            <text:p>9708</text:p>
          </table:table-cell>
          <table:table-cell table:formula="of:=[.A15]*[.$X$8]+[.B15]*[.$Y$8]+1*[.$Z$8]" office:value-type="float" office:value="0.707184336198663" calcext:value-type="float">
            <text:p>0.707184336198663</text:p>
          </table:table-cell>
          <table:table-cell table:formula="of:=[.A15]*[.$X$9]+[.B15]*[.$Y$9]+1*[.$Z$9]" office:value-type="float" office:value="0.945723832923833" calcext:value-type="float">
            <text:p>0.945723832923833</text:p>
          </table:table-cell>
          <table:table-cell table:style-name="ce3" table:formula="of:=[.B15]*[.$J$3]" office:value-type="float" office:value="43183.340933148" calcext:value-type="float">
            <text:p>43183.340933148</text:p>
          </table:table-cell>
          <table:table-cell table:style-name="ce3" table:formula="of:=([.A15]-[.A14])*([.E15]+[.E14])/2" office:value-type="float" office:value="153261.560269706" calcext:value-type="float">
            <text:p>153261.560269706</text:p>
          </table:table-cell>
          <table:table-cell table:number-columns-repeated="1020"/>
        </table:table-row>
        <table:table-row table:style-name="ro1">
          <table:table-cell table:style-name="ce1" office:value-type="float" office:value="35.31" calcext:value-type="float">
            <text:p>35.31</text:p>
          </table:table-cell>
          <table:table-cell table:style-name="ce1" office:value-type="float" office:value="9604" calcext:value-type="float">
            <text:p>9604</text:p>
          </table:table-cell>
          <table:table-cell table:formula="of:=[.A16]*[.$X$8]+[.B16]*[.$Y$8]+1*[.$Z$8]" office:value-type="float" office:value="0.73676599808978" calcext:value-type="float">
            <text:p>0.73676599808978</text:p>
          </table:table-cell>
          <table:table-cell table:formula="of:=[.A16]*[.$X$9]+[.B16]*[.$Y$9]+1*[.$Z$9]" office:value-type="float" office:value="0.936579852579853" calcext:value-type="float">
            <text:p>0.936579852579853</text:p>
          </table:table-cell>
          <table:table-cell table:style-name="ce3" table:formula="of:=[.B16]*[.$J$3]" office:value-type="float" office:value="42720.725826324" calcext:value-type="float">
            <text:p>42720.725826324</text:p>
          </table:table-cell>
          <table:table-cell table:style-name="ce3" table:formula="of:=([.A16]-[.A15])*([.E16]+[.E15])/2" office:value-type="float" office:value="76454.6194159301" calcext:value-type="float">
            <text:p>76454.6194159301</text:p>
          </table:table-cell>
          <table:table-cell table:number-columns-repeated="1020"/>
        </table:table-row>
        <table:table-row table:style-name="ro1">
          <table:table-cell table:style-name="ce1" office:value-type="float" office:value="35.88" calcext:value-type="float">
            <text:p>35.88</text:p>
          </table:table-cell>
          <table:table-cell table:style-name="ce1" office:value-type="float" office:value="9511" calcext:value-type="float">
            <text:p>9511</text:p>
          </table:table-cell>
          <table:table-cell table:formula="of:=[.A17]*[.$X$8]+[.B17]*[.$Y$8]+1*[.$Z$8]" office:value-type="float" office:value="0.746238777459408" calcext:value-type="float">
            <text:p>0.746238777459408</text:p>
          </table:table-cell>
          <table:table-cell table:formula="of:=[.A17]*[.$X$9]+[.B17]*[.$Y$9]+1*[.$Z$9]" office:value-type="float" office:value="0.92850343980344" calcext:value-type="float">
            <text:p>0.92850343980344</text:p>
          </table:table-cell>
          <table:table-cell table:style-name="ce3" table:formula="of:=[.B17]*[.$J$3]" office:value-type="float" office:value="42307.041163491" calcext:value-type="float">
            <text:p>42307.041163491</text:p>
          </table:table-cell>
          <table:table-cell table:style-name="ce3" table:formula="of:=([.A17]-[.A16])*([.E17]+[.E16])/2" office:value-type="float" office:value="24232.9135920973" calcext:value-type="float">
            <text:p>24232.9135920973</text:p>
          </table:table-cell>
          <table:table-cell table:number-columns-repeated="1020"/>
        </table:table-row>
        <table:table-row table:style-name="ro1">
          <table:table-cell table:style-name="ce1" office:value-type="float" office:value="36.16" calcext:value-type="float">
            <text:p>36.16</text:p>
          </table:table-cell>
          <table:table-cell table:style-name="ce1" office:value-type="float" office:value="9348" calcext:value-type="float">
            <text:p>9348</text:p>
          </table:table-cell>
          <table:table-cell table:formula="of:=[.A18]*[.$X$8]+[.B18]*[.$Y$8]+1*[.$Z$8]" office:value-type="float" office:value="0.750892072588348" calcext:value-type="float">
            <text:p>0.750892072588348</text:p>
          </table:table-cell>
          <table:table-cell table:formula="of:=[.A18]*[.$X$9]+[.B18]*[.$Y$9]+1*[.$Z$9]" office:value-type="float" office:value="0.914418673218673" calcext:value-type="float">
            <text:p>0.914418673218673</text:p>
          </table:table-cell>
          <table:table-cell table:style-name="ce3" table:formula="of:=[.B18]*[.$J$3]" office:value-type="float" office:value="41581.980947988" calcext:value-type="float">
            <text:p>41581.980947988</text:p>
          </table:table-cell>
          <table:table-cell table:style-name="ce3" table:formula="of:=([.A18]-[.A17])*([.E18]+[.E17])/2" office:value-type="float" office:value="11744.4630956068" calcext:value-type="float">
            <text:p>11744.4630956068</text:p>
          </table:table-cell>
          <table:table-cell table:number-columns-repeated="1020"/>
        </table:table-row>
        <table:table-row table:style-name="ro1">
          <table:table-cell table:style-name="ce1" office:value-type="float" office:value="36.81" calcext:value-type="float">
            <text:p>36.81</text:p>
          </table:table-cell>
          <table:table-cell table:style-name="ce1" office:value-type="float" office:value="7951" calcext:value-type="float">
            <text:p>7951</text:p>
          </table:table-cell>
          <table:table-cell table:formula="of:=[.A19]*[.$X$8]+[.B19]*[.$Y$8]+1*[.$Z$8]" office:value-type="float" office:value="0.761694364851958" calcext:value-type="float">
            <text:p>0.761694364851958</text:p>
          </table:table-cell>
          <table:table-cell table:formula="of:=[.A19]*[.$X$9]+[.B19]*[.$Y$9]+1*[.$Z$9]" office:value-type="float" office:value="0.793876412776413" calcext:value-type="float">
            <text:p>0.793876412776413</text:p>
          </table:table-cell>
          <table:table-cell table:style-name="ce3" table:formula="of:=[.B19]*[.$J$3]" office:value-type="float" office:value="35367.814561131" calcext:value-type="float">
            <text:p>35367.814561131</text:p>
          </table:table-cell>
          <table:table-cell table:style-name="ce3" table:formula="of:=([.A19]-[.A18])*([.E19]+[.E18])/2" office:value-type="float" office:value="25008.6835404639" calcext:value-type="float">
            <text:p>25008.6835404639</text:p>
          </table:table-cell>
          <table:table-cell table:number-columns-repeated="1020"/>
        </table:table-row>
        <table:table-row table:style-name="ro1">
          <table:table-cell table:style-name="ce1" office:value-type="float" office:value="37.52" calcext:value-type="float">
            <text:p>37.52</text:p>
          </table:table-cell>
          <table:table-cell table:style-name="ce1" office:value-type="float" office:value="5960" calcext:value-type="float">
            <text:p>5960</text:p>
          </table:table-cell>
          <table:table-cell table:formula="of:=[.A20]*[.$X$8]+[.B20]*[.$Y$8]+1*[.$Z$8]" office:value-type="float" office:value="0.773493791786056" calcext:value-type="float">
            <text:p>0.773493791786056</text:p>
          </table:table-cell>
          <table:table-cell table:formula="of:=[.A20]*[.$X$9]+[.B20]*[.$Y$9]+1*[.$Z$9]" office:value-type="float" office:value="0.622101228501228" calcext:value-type="float">
            <text:p>0.622101228501228</text:p>
          </table:table-cell>
          <table:table-cell table:style-name="ce3" table:formula="of:=[.B20]*[.$J$3]" office:value-type="float" office:value="26511.40419876" calcext:value-type="float">
            <text:p>26511.40419876</text:p>
          </table:table-cell>
          <table:table-cell table:style-name="ce3" table:formula="of:=([.A20]-[.A19])*([.E20]+[.E19])/2" office:value-type="float" office:value="21967.1226597613" calcext:value-type="float">
            <text:p>21967.1226597613</text:p>
          </table:table-cell>
          <table:table-cell table:number-columns-repeated="1020"/>
        </table:table-row>
        <table:table-row table:style-name="ro1">
          <table:table-cell table:style-name="ce1" office:value-type="float" office:value="38.36" calcext:value-type="float">
            <text:p>38.36</text:p>
          </table:table-cell>
          <table:table-cell table:style-name="ce1" office:value-type="float" office:value="3946" calcext:value-type="float">
            <text:p>3946</text:p>
          </table:table-cell>
          <table:table-cell table:formula="of:=[.A21]*[.$X$8]+[.B21]*[.$Y$8]+1*[.$Z$8]" office:value-type="float" office:value="0.787453677172875" calcext:value-type="float">
            <text:p>0.787453677172875</text:p>
          </table:table-cell>
          <table:table-cell table:formula="of:=[.A21]*[.$X$9]+[.B21]*[.$Y$9]+1*[.$Z$9]" office:value-type="float" office:value="0.44832972972973" calcext:value-type="float">
            <text:p>0.44832972972973</text:p>
          </table:table-cell>
          <table:table-cell table:style-name="ce3" table:formula="of:=[.B21]*[.$J$3]" office:value-type="float" office:value="17552.684726226" calcext:value-type="float">
            <text:p>17552.684726226</text:p>
          </table:table-cell>
          <table:table-cell table:style-name="ce3" table:formula="of:=([.A21]-[.A20])*([.E21]+[.E20])/2" office:value-type="float" office:value="18506.917348494" calcext:value-type="float">
            <text:p>18506.917348494</text:p>
          </table:table-cell>
          <table:table-cell table:number-columns-repeated="1020"/>
        </table:table-row>
        <table:table-row table:style-name="ro1">
          <table:table-cell table:style-name="ce1" office:value-type="float" office:value="38.83" calcext:value-type="float">
            <text:p>38.83</text:p>
          </table:table-cell>
          <table:table-cell table:style-name="ce1" office:value-type="float" office:value="2793" calcext:value-type="float">
            <text:p>2793</text:p>
          </table:table-cell>
          <table:table-cell table:formula="of:=[.A22]*[.$X$8]+[.B22]*[.$Y$8]+1*[.$Z$8]" office:value-type="float" office:value="0.795264565425024" calcext:value-type="float">
            <text:p>0.795264565425024</text:p>
          </table:table-cell>
          <table:table-cell table:formula="of:=[.A22]*[.$X$9]+[.B22]*[.$Y$9]+1*[.$Z$9]" office:value-type="float" office:value="0.348847911547912" calcext:value-type="float">
            <text:p>0.348847911547912</text:p>
          </table:table-cell>
          <table:table-cell table:style-name="ce3" table:formula="of:=[.B22]*[.$J$3]" office:value-type="float" office:value="12423.884551533" calcext:value-type="float">
            <text:p>12423.884551533</text:p>
          </table:table-cell>
          <table:table-cell table:style-name="ce3" table:formula="of:=([.A22]-[.A21])*([.E22]+[.E21])/2" office:value-type="float" office:value="7044.49378027335" calcext:value-type="float">
            <text:p>7044.49378027335</text:p>
          </table:table-cell>
          <table:table-cell table:number-columns-repeated="1020"/>
        </table:table-row>
        <table:table-row table:style-name="ro1">
          <table:table-cell table:style-name="ce1" office:value-type="float" office:value="39.39" calcext:value-type="float">
            <text:p>39.39</text:p>
          </table:table-cell>
          <table:table-cell table:style-name="ce1" office:value-type="float" office:value="1955" calcext:value-type="float">
            <text:p>1955</text:p>
          </table:table-cell>
          <table:table-cell table:formula="of:=[.A23]*[.$X$8]+[.B23]*[.$Y$8]+1*[.$Z$8]" office:value-type="float" office:value="0.804571155682904" calcext:value-type="float">
            <text:p>0.804571155682904</text:p>
          </table:table-cell>
          <table:table-cell table:formula="of:=[.A23]*[.$X$9]+[.B23]*[.$Y$9]+1*[.$Z$9]" office:value-type="float" office:value="0.276523095823096" calcext:value-type="float">
            <text:p>0.276523095823096</text:p>
          </table:table-cell>
          <table:table-cell table:style-name="ce3" table:formula="of:=[.B23]*[.$J$3]" office:value-type="float" office:value="8696.274363855" calcext:value-type="float">
            <text:p>8696.274363855</text:p>
          </table:table-cell>
          <table:table-cell table:style-name="ce3" table:formula="of:=([.A23]-[.A22])*([.E23]+[.E22])/2" office:value-type="float" office:value="5913.64449630866" calcext:value-type="float">
            <text:p>5913.64449630866</text:p>
          </table:table-cell>
          <table:table-cell table:number-columns-repeated="102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408" calcext:value-type="float">
            <text:p>1408</text:p>
          </table:table-cell>
          <table:table-cell table:formula="of:=[.A24]*[.$X$8]+[.B24]*[.$Y$8]+1*[.$Z$8]" office:value-type="float" office:value="0.814708691499523" calcext:value-type="float">
            <text:p>0.814708691499523</text:p>
          </table:table-cell>
          <table:table-cell table:formula="of:=[.A24]*[.$X$9]+[.B24]*[.$Y$9]+1*[.$Z$9]" office:value-type="float" office:value="0.229289434889435" calcext:value-type="float">
            <text:p>0.229289434889435</text:p>
          </table:table-cell>
          <table:table-cell table:style-name="ce3" table:formula="of:=[.B24]*[.$J$3]" office:value-type="float" office:value="6263.096830848" calcext:value-type="float">
            <text:p>6263.096830848</text:p>
          </table:table-cell>
          <table:table-cell table:style-name="ce3" table:formula="of:=([.A24]-[.A23])*([.E24]+[.E23])/2" office:value-type="float" office:value="4562.60821438441" calcext:value-type="float">
            <text:p>4562.60821438441</text:p>
          </table:table-cell>
          <table:table-cell table:number-columns-repeated="1020"/>
        </table:table-row>
        <table:table-row table:style-name="ro1">
          <table:table-cell table:style-name="ce1" office:value-type="float" office:value="41.51" calcext:value-type="float">
            <text:p>41.51</text:p>
          </table:table-cell>
          <table:table-cell table:style-name="ce1" office:value-type="float" office:value="756" calcext:value-type="float">
            <text:p>756</text:p>
          </table:table-cell>
          <table:table-cell table:formula="of:=[.A25]*[.$X$8]+[.B25]*[.$Y$8]+1*[.$Z$8]" office:value-type="float" office:value="0.839803247373448" calcext:value-type="float">
            <text:p>0.839803247373448</text:p>
          </table:table-cell>
          <table:table-cell table:formula="of:=[.A25]*[.$X$9]+[.B25]*[.$Y$9]+1*[.$Z$9]" office:value-type="float" office:value="0.172912039312039" calcext:value-type="float">
            <text:p>0.172912039312039</text:p>
          </table:table-cell>
          <table:table-cell table:style-name="ce3" table:formula="of:=[.B25]*[.$J$3]" office:value-type="float" office:value="3362.855968836" calcext:value-type="float">
            <text:p>3362.855968836</text:p>
          </table:table-cell>
          <table:table-cell table:style-name="ce3" table:formula="of:=([.A25]-[.A24])*([.E25]+[.E24])/2" office:value-type="float" office:value="7267.59436376141" calcext:value-type="float">
            <text:p>7267.59436376141</text:p>
          </table:table-cell>
          <table:table-cell table:number-columns-repeated="1020"/>
        </table:table-row>
        <table:table-row table:style-name="ro1">
          <table:table-cell table:style-name="ce1" office:value-type="float" office:value="43.38" calcext:value-type="float">
            <text:p>43.38</text:p>
          </table:table-cell>
          <table:table-cell table:style-name="ce1" office:value-type="float" office:value="291" calcext:value-type="float">
            <text:p>291</text:p>
          </table:table-cell>
          <table:table-cell table:formula="of:=[.A26]*[.$X$8]+[.B26]*[.$Y$8]+1*[.$Z$8]" office:value-type="float" office:value="0.870880611270296" calcext:value-type="float">
            <text:p>0.870880611270296</text:p>
          </table:table-cell>
          <table:table-cell table:formula="of:=[.A26]*[.$X$9]+[.B26]*[.$Y$9]+1*[.$Z$9]" office:value-type="float" office:value="0.13262628992629" calcext:value-type="float">
            <text:p>0.13262628992629</text:p>
          </table:table-cell>
          <table:table-cell table:style-name="ce3" table:formula="of:=[.B26]*[.$J$3]" office:value-type="float" office:value="1294.432654671" calcext:value-type="float">
            <text:p>1294.432654671</text:p>
          </table:table-cell>
          <table:table-cell table:style-name="ce3" table:formula="of:=([.A26]-[.A25])*([.E26]+[.E25])/2" office:value-type="float" office:value="4354.56486297906" calcext:value-type="float">
            <text:p>4354.56486297906</text:p>
          </table:table-cell>
          <table:table-cell table:number-columns-repeated="1020"/>
        </table:table-row>
        <table:table-row table:style-name="ro1">
          <table:table-cell table:style-name="ce1" office:value-type="float" office:value="45.26" calcext:value-type="float">
            <text:p>45.26</text:p>
          </table:table-cell>
          <table:table-cell table:style-name="ce1" office:value-type="float" office:value="46" calcext:value-type="float">
            <text:p>46</text:p>
          </table:table-cell>
          <table:table-cell table:formula="of:=[.A27]*[.$X$8]+[.B27]*[.$Y$8]+1*[.$Z$8]" office:value-type="float" office:value="0.902124164278892" calcext:value-type="float">
            <text:p>0.902124164278892</text:p>
          </table:table-cell>
          <table:table-cell table:formula="of:=[.A27]*[.$X$9]+[.B27]*[.$Y$9]+1*[.$Z$9]" office:value-type="float" office:value="0.111312530712531" calcext:value-type="float">
            <text:p>0.111312530712531</text:p>
          </table:table-cell>
          <table:table-cell table:style-name="ce3" table:formula="of:=[.B27]*[.$J$3]" office:value-type="float" office:value="204.618220326" calcext:value-type="float">
            <text:p>204.618220326</text:p>
          </table:table-cell>
          <table:table-cell table:style-name="ce3" table:formula="of:=([.A27]-[.A26])*([.E27]+[.E26])/2" office:value-type="float" office:value="1409.10782249718" calcext:value-type="float">
            <text:p>1409.10782249718</text:p>
          </table:table-cell>
          <table:table-cell table:number-columns-repeated="1020"/>
        </table:table-row>
        <table:table-row table:style-name="ro1">
          <table:table-cell table:style-name="ce1" office:value-type="float" office:value="46.48" calcext:value-type="float">
            <text:p>46.48</text:p>
          </table:table-cell>
          <table:table-cell table:style-name="ce1" office:value-type="float" office:value="0" calcext:value-type="float">
            <text:p>0</text:p>
          </table:table-cell>
          <table:table-cell table:formula="of:=[.A28]*[.$X$8]+[.B28]*[.$Y$8]+1*[.$Z$8]" office:value-type="float" office:value="0.92239923591213" calcext:value-type="float">
            <text:p>0.92239923591213</text:p>
          </table:table-cell>
          <table:table-cell table:formula="of:=[.A28]*[.$X$9]+[.B28]*[.$Y$9]+1*[.$Z$9]" office:value-type="float" office:value="0.107225552825553" calcext:value-type="float">
            <text:p>0.107225552825553</text:p>
          </table:table-cell>
          <table:table-cell table:style-name="ce3" table:formula="of:=[.B28]*[.$J$3]" office:value-type="float" office:value="0" calcext:value-type="float">
            <text:p>0</text:p>
          </table:table-cell>
          <table:table-cell table:style-name="ce3" table:formula="of:=([.A28]-[.A27])*([.E28]+[.E27])/2" office:value-type="float" office:value="124.81711439886" calcext:value-type="float">
            <text:p>124.81711439886</text:p>
          </table:table-cell>
          <table:table-cell table:number-columns-repeated="1020"/>
        </table:table-row>
        <table:table-row table:style-name="ro1">
          <table:table-cell table:style-name="ce1" office:value-type="float" office:value="49.95" calcext:value-type="float">
            <text:p>49.95</text:p>
          </table:table-cell>
          <table:table-cell table:style-name="ce1" office:value-type="float" office:value="0" calcext:value-type="float">
            <text:p>0</text:p>
          </table:table-cell>
          <table:table-cell table:formula="of:=[.A29]*[.$X$8]+[.B29]*[.$Y$8]+1*[.$Z$8]" office:value-type="float" office:value="0.980066857688634" calcext:value-type="float">
            <text:p>0.980066857688634</text:p>
          </table:table-cell>
          <table:table-cell table:formula="of:=[.A29]*[.$X$9]+[.B29]*[.$Y$9]+1*[.$Z$9]" office:value-type="float" office:value="0.106884520884521" calcext:value-type="float">
            <text:p>0.106884520884521</text:p>
          </table:table-cell>
          <table:table-cell table:style-name="ce3" table:formula="of:=[.B29]*[.$J$3]" office:value-type="float" office:value="0" calcext:value-type="float">
            <text:p>0</text:p>
          </table:table-cell>
          <table:table-cell table:style-name="ce3" table:formula="of:=([.A29]-[.A28])*([.E29]+[.E28])/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 office:value-type="string" calcext:value-type="string">
            <text:p>Total impulse/(N*s)</text:p>
          </table:table-cell>
          <table:table-cell table:style-name="ce3" table:formula="of:=SUM([.F3:.F29])" office:value-type="float" office:value="1577116.729" calcext:value-type="float">
            <text:p>1577116.729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 office:value-type="string" calcext:value-type="string">
            <text:p>prop mass/kg</text:p>
          </table:table-cell>
          <table:table-cell table:style-name="ce4" office:value-type="float" office:value="560.64" calcext:value-type="float">
            <text:p>560.64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 office:value-type="string" calcext:value-type="string">
            <text:p>Specific impulse/(m/s)</text:p>
          </table:table-cell>
          <table:table-cell table:style-name="ce3" table:formula="of:=[.F30]/[.F31]" office:value-type="float" office:value="2813.064943" calcext:value-type="float">
            <text:p>2813.064943</text:p>
          </table:table-cell>
          <table:table-cell table:number-columns-repeated="1020"/>
        </table:table-row>
        <table:table-row table:style-name="ro2" table:number-rows-repeated="1048543">
          <table:table-cell table:number-columns-repeated="1026"/>
        </table:table-row>
        <table:table-row table:style-name="ro2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'JetBrains Mono'" svg:font-family="''JetBrains Mono'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 style:data-style-name="N2" text:time-value="12:49:25.2631357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4-22T13:28:23.911203489</dc:date>
    <meta:editing-duration>PT5M58S</meta:editing-duration>
    <meta:editing-cycles>1</meta:editing-cycles>
    <meta:document-statistic meta:table-count="1" meta:cell-count="25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svg:stroke-color="#b3b3b3" draw:fill="bitmap" draw:fill-color="#e6e6e6" draw:fill-image-name="ChartBitmap_20_2" style:repeat="stretch" draw:fill-image-ref-point="center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027cm" svg:height="20.786cm" xlink:href=".." xlink:type="simple" chart:class="chart:scatter" chart:style-name="ch1">
        <chart:legend chart:legend-position="end" svg:x="35.022cm" svg:y="9.845cm" style:legend-expansion="high" chart:style-name="ch2"/>
        <chart:plot-area chart:style-name="ch3" table:cell-range-address="Sheet1.AB3:Sheet1.AC5 Sheet1.D2:Sheet1.D29" chart:data-source-has-labels="row" svg:x="0.74cm" svg:y="0.415cm" svg:width="33.542cm" svg:height="19.956cm">
          <chart:coordinate-region svg:x="1.467cm" svg:y="0.614cm" svg:width="32.721cm" svg:height="19.11cm"/>
          <chart:axis chart:dimension="x" chart:name="primary-x" chart:style-name="ch4"/>
          <chart:axis chart:dimension="y" chart:name="primary-y" chart:style-name="ch5"/>
          <chart:series chart:style-name="ch6" chart:values-cell-range-address="Sheet1.AC3:Sheet1.AC5" loext:label-string="grid" chart:class="chart:scatter">
            <chart:domain table:cell-range-address="Sheet1.AB3:Sheet1.AB5"/>
            <chart:data-point chart:repeated="3"/>
          </chart:series>
          <chart:series chart:style-name="ch7" chart:values-cell-range-address="Sheet1.D2:Sheet1.D29" loext:label-string="data" chart:class="chart:scatter">
            <chart:domain table:cell-range-address="Sheet1.C2:Sheet1.C29"/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grid</text:p>
              </table:table-cell>
              <table:table-cell office:value-type="string">
                <text:p>Column C</text:p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9952244508118">
                <text:p>0.149952244508118</text:p>
                <draw:g>
                  <svg:desc>Sheet1.AB3:Sheet1.AB5</svg:desc>
                </draw:g>
              </table:table-cell>
              <table:table-cell office:value-type="float" office:value="0.974201474201474">
                <text:p>0.974201474201474</text:p>
                <draw:g>
                  <svg:desc>Sheet1.AC3:Sheet1.AC5</svg:desc>
                </draw:g>
              </table:table-cell>
              <table:table-cell office:value-type="float" office:value="0.149952244508118">
                <text:p>0.149952244508118</text:p>
                <draw:g>
                  <svg:desc>Sheet1.C2:Sheet1.C29</svg:desc>
                </draw:g>
              </table:table-cell>
              <table:table-cell office:value-type="float" office:value="0.111793611793612">
                <text:p>0.111793611793612</text:p>
                <draw:g>
                  <svg:desc>Sheet1.D2:Sheet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9952244508118">
                <text:p>0.149952244508118</text:p>
              </table:table-cell>
              <table:table-cell office:value-type="float" office:value="0.111793611793612">
                <text:p>0.111793611793612</text:p>
              </table:table-cell>
              <table:table-cell office:value-type="float" office:value="0.156101241642789">
                <text:p>0.156101241642789</text:p>
              </table:table-cell>
              <table:table-cell office:value-type="float" office:value="0.780382063882064">
                <text:p>0.780382063882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0897803247374">
                <text:p>0.980897803247374</text:p>
              </table:table-cell>
              <table:table-cell office:value-type="float" office:value="0.106879606879607">
                <text:p>0.106879606879607</text:p>
              </table:table-cell>
              <table:table-cell office:value-type="float" office:value="0.181029608404967">
                <text:p>0.181029608404967</text:p>
              </table:table-cell>
              <table:table-cell office:value-type="float" office:value="0.801277395577396">
                <text:p>0.801277395577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737344794651">
                <text:p>0.224737344794651</text:p>
              </table:table-cell>
              <table:table-cell office:value-type="float" office:value="0.833186732186732">
                <text:p>0.833186732186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594078319007">
                <text:p>0.274594078319007</text:p>
              </table:table-cell>
              <table:table-cell office:value-type="float" office:value="0.867043243243243">
                <text:p>0.867043243243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141356255969">
                <text:p>0.316141356255969</text:p>
              </table:table-cell>
              <table:table-cell office:value-type="float" office:value="0.877836363636364">
                <text:p>0.877836363636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496657115568">
                <text:p>0.366496657115568</text:p>
              </table:table-cell>
              <table:table-cell office:value-type="float" office:value="0.884524078624079">
                <text:p>0.884524078624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035339063992">
                <text:p>0.411035339063992</text:p>
              </table:table-cell>
              <table:table-cell office:value-type="float" office:value="0.910391646191646">
                <text:p>0.910391646191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081184336199">
                <text:p>0.453081184336199</text:p>
              </table:table-cell>
              <table:table-cell office:value-type="float" office:value="0.94222457002457">
                <text:p>0.94222457002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2330468003821">
                <text:p>0.482330468003821</text:p>
              </table:table-cell>
              <table:table-cell office:value-type="float" office:value="0.95110687960688">
                <text:p>0.95110687960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992359121299">
                <text:p>0.541992359121299</text:p>
              </table:table-cell>
              <table:table-cell office:value-type="float" office:value="0.95575601965602">
                <text:p>0.95575601965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006685768864">
                <text:p>0.595006685768864</text:p>
              </table:table-cell>
              <table:table-cell office:value-type="float" office:value="0.957512285012285">
                <text:p>0.957512285012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519579751672">
                <text:p>0.648519579751672</text:p>
              </table:table-cell>
              <table:table-cell office:value-type="float" office:value="0.955126044226044">
                <text:p>0.955126044226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7184336198663">
                <text:p>0.707184336198663</text:p>
              </table:table-cell>
              <table:table-cell office:value-type="float" office:value="0.945723832923833">
                <text:p>0.945723832923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676599808978">
                <text:p>0.73676599808978</text:p>
              </table:table-cell>
              <table:table-cell office:value-type="float" office:value="0.936579852579853">
                <text:p>0.936579852579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6238777459408">
                <text:p>0.746238777459408</text:p>
              </table:table-cell>
              <table:table-cell office:value-type="float" office:value="0.92850343980344">
                <text:p>0.92850343980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0892072588348">
                <text:p>0.750892072588348</text:p>
              </table:table-cell>
              <table:table-cell office:value-type="float" office:value="0.914418673218673">
                <text:p>0.914418673218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1694364851958">
                <text:p>0.761694364851958</text:p>
              </table:table-cell>
              <table:table-cell office:value-type="float" office:value="0.793876412776413">
                <text:p>0.793876412776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3493791786056">
                <text:p>0.773493791786056</text:p>
              </table:table-cell>
              <table:table-cell office:value-type="float" office:value="0.622101228501228">
                <text:p>0.622101228501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7453677172875">
                <text:p>0.787453677172875</text:p>
              </table:table-cell>
              <table:table-cell office:value-type="float" office:value="0.44832972972973">
                <text:p>0.44832972972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264565425024">
                <text:p>0.795264565425024</text:p>
              </table:table-cell>
              <table:table-cell office:value-type="float" office:value="0.348847911547912">
                <text:p>0.348847911547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4571155682904">
                <text:p>0.804571155682904</text:p>
              </table:table-cell>
              <table:table-cell office:value-type="float" office:value="0.276523095823096">
                <text:p>0.276523095823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4708691499523">
                <text:p>0.814708691499523</text:p>
              </table:table-cell>
              <table:table-cell office:value-type="float" office:value="0.229289434889435">
                <text:p>0.229289434889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9803247373448">
                <text:p>0.839803247373448</text:p>
              </table:table-cell>
              <table:table-cell office:value-type="float" office:value="0.172912039312039">
                <text:p>0.17291203931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0880611270296">
                <text:p>0.870880611270296</text:p>
              </table:table-cell>
              <table:table-cell office:value-type="float" office:value="0.13262628992629">
                <text:p>0.13262628992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2124164278892">
                <text:p>0.902124164278892</text:p>
              </table:table-cell>
              <table:table-cell office:value-type="float" office:value="0.111312530712531">
                <text:p>0.111312530712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239923591213">
                <text:p>0.92239923591213</text:p>
              </table:table-cell>
              <table:table-cell office:value-type="float" office:value="0.107225552825553">
                <text:p>0.107225552825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0066857688634">
                <text:p>0.980066857688634</text:p>
              </table:table-cell>
              <table:table-cell office:value-type="float" office:value="0.106884520884521">
                <text:p>0.106884520884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4170000032EEE095D31.png" xlink:type="simple" xlink:show="embed" xlink:actuate="onLoad"/>
    <draw:fill-image draw:name="ChartBitmap_20_2" draw:display-name="ChartBitmap 2" xlink:href="Pictures/10000000000004170000032EEE095D31.png" xlink:type="simple" xlink:show="embed" xlink:actuate="onLoad"/>
  </office:styles>
</office:document-styles>
</file>